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7400000074328DBDAC.png" manifest:media-type="image/png"/>
  <manifest:file-entry manifest:full-path="Pictures/100000000000005F00000024DEB8C81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2.5cm" loext:decorative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316cm" fo:min-width="0.066cm" loext:decorative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034cm" fo:min-width="0cm" loext:decorative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0.45cm" fo:min-width="7.5cm" loext:decorative="false"/>
    </style:style>
    <style:style style:name="gr5" style:family="graphic" style:parent-style-name="standard">
      <style:graphic-properties draw:stroke="none" svg:stroke-color="#000000" draw:fill="none" draw:fill-color="#ffffff" fo:min-height="6.63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2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" fo:font-weight="bold" style:font-weight-asian="bold" style:font-weight-complex="bold"/>
    </style:style>
    <style:style style:name="T1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3cm" svg:height="1.1cm" svg:x="4.3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8cm" svg:x="5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cm" svg:height="0.4cm" svg:x="4.4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8cm" svg:height="10.7cm" svg:x="1.8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.021cm" svg:height="6.887cm" svg:x="1.863cm" svg:y="5.163cm">
          <draw:text-box>
            <text:p><text:span text:style-name="T1">Fb:00 – 45 minut</text:span></text:p>
            <text:p text:style-name="P2"><text:span text:style-name="T1">Fb:01 - 30</text:span></text:p>
            <text:p text:style-name="P2"><text:span text:style-name="T1">Fb:02 - 35 </text:span></text:p>
            <text:p><text:span text:style-name="T1"/></text:p>
            <text:p><text:span text:style-name="T1">F0:00 wyłączony</text:span></text:p>
            <text:p><text:span text:style-name="T1">F0:01 poniedziałek - piątek</text:span></text:p>
            <text:p><text:span text:style-name="T1">F0:02 codziennie</text:span></text:p>
            <text:p><text:span text:style-name="T1">F1 sterowanie ręczne</text:span></text:p>
            <text:p><text:span text:style-name="T1">F2 czas dzwonienia</text:span></text:p>
            <text:p><text:span text:style-name="T1">F3 wyświetlacz</text:span></text:p>
            <text:p><text:span text:style-name="T1">F4 godzina</text:span></text:p>
            <text:p><text:span text:style-name="T1">F5 minuta</text:span></text:p>
            <text:p><text:span text:style-name="T1">F6 dzień tygodnia (1-poniedziałek)</text:span></text:p>
            <text:p><text:span text:style-name="T1">F7 lista dzwonków</text:span></text:p>
          </draw:text-box>
        </draw:frame>
        <draw:frame draw:style-name="gr6" draw:text-style-name="P5" draw:layer="layout" svg:width="7.937cm" svg:height="1.47cm" svg:x="1.826cm" svg:y="1.677cm">
          <draw:text-box>
            <text:p text:style-name="P4"><text:span text:style-name="T2">STEROWNIK DZWONKA</text:span></text:p>
            <text:p text:style-name="P4"><text:span text:style-name="T3">http://gcygan.webd.pl/dzwonek</text:span></text:p>
          </draw:text-box>
        </draw:frame>
        <draw:custom-shape draw:style-name="gr7" draw:text-style-name="P4" draw:layer="layout" svg:width="1cm" svg:height="0.98cm" svg:x="7.901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2.454cm" svg:height="2.454cm" svg:x="6.982cm" svg:y="8.281cm">
          <draw:image xlink:href="Pictures/100000000000007400000074328DBDAC.png" xlink:type="simple" xlink:show="embed" xlink:actuate="onLoad" draw:mime-type="image/png">
            <text:p/>
          </draw:image>
        </draw:frame>
        <draw:frame draw:style-name="gr8" draw:text-style-name="P1" draw:layer="layout" svg:width="2.539cm" svg:height="0.962cm" svg:x="4.711cm" svg:y="3.593cm">
          <draw:image xlink:href="Pictures/100000000000005F00000024DEB8C81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loext:opacity="100%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loext:opacity="100%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loext:opacity="100%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loext:opacity="100%" fo:font-size="14pt" fo:font-weight="bold"/>
    </style:style>
    <style:style style:name="Outlined" style:family="graphic">
      <style:graphic-properties svg:stroke-width="0.081cm" svg:stroke-color="#000000" draw:fill="none"/>
      <style:text-properties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ytat" style:family="graphic">
      <style:paragraph-properties fo:margin-left="1.764cm" fo:margin-right="1.764cm" fo:margin-top="0cm" fo:margin-bottom="0.88cm" fo:text-indent="0cm" style:text-autospace="none"/>
    </style:style>
    <style:style style:name="Indeks" style:family="graphic">
      <style:paragraph-properties style:text-autospace="none"/>
    </style:style>
    <style:style style:name="Lista" style:family="graphic">
      <style:paragraph-properties fo:margin-top="0cm" fo:margin-bottom="0.374cm" style:text-autospace="none"/>
    </style:style>
    <style:style style:name="Nagłówek_20_1" style:display-name="Nagłówek 1" style:family="graphic">
      <style:paragraph-properties fo:margin-top="0.746cm" fo:margin-bottom="0.374cm" style:text-autospace="none"/>
      <style:text-properties fo:font-size="16pt" fo:font-weight="bold" style:font-size-asian="16pt" style:font-weight-asian="bold" style:font-weight-complex="bold"/>
    </style:style>
    <style:style style:name="Nagłówek_20_2" style:display-name="Nagłówek 2" style:family="graphic">
      <style:paragraph-properties fo:margin-top="0.746cm" fo:margin-bottom="0.374cm" style:text-autospace="none"/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Nagłówek_20_3" style:display-name="Nagłówek 3" style:family="graphic">
      <style:paragraph-properties fo:margin-top="0.746cm" fo:margin-bottom="0.374cm" style:text-autospace="none"/>
      <style:text-properties fo:font-size="14pt" fo:font-weight="bold" style:font-size-asian="14pt" style:font-weight-asian="bold" style:font-weight-complex="bold"/>
    </style:style>
    <style:style style:name="Nagłówek_20_tabeli" style:display-name="Nagłówek tabeli" style:family="graphic">
      <style:paragraph-properties fo:text-align="center" style:text-autospace="none"/>
      <style:text-properties fo:font-weight="bold" style:font-weight-asian="bold" style:font-weight-complex="bold"/>
    </style:style>
    <style:style style:name="Normal" style:family="graphic">
      <style:paragraph-properties style:text-autospace="none"/>
      <style:text-properties style:use-window-font-color="true" loext:opacity="0%" fo:font-size="12pt" fo:language="pl" fo:country="PL" style:letter-kerning="true" style:font-size-asian="12pt" style:language-asian="hi" style:country-asian="IN"/>
    </style:style>
    <style:style style:name="Podpis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Zawartość_20_tabeli" style:display-name="Zawartość tabeli" style:family="graphic">
      <style:paragraph-properties style:text-autospace="none"/>
    </style:style>
    <style:style style:name="Znaki_20_numeracji" style:display-name="Znaki numeracji" style:family="graphic">
      <style:paragraph-properties style:text-autospace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9-07-06T11:26:18.077000000</meta:creation-date>
    <meta:print-date>2019-07-06T11:47:26.412000000</meta:print-date>
    <dc:date>2025-12-17T09:59:29.302667200</dc:date>
    <meta:editing-duration>PT25M28S</meta:editing-duration>
    <meta:editing-cycles>6</meta:editing-cycles>
    <meta:generator>LibreOffice/25.8.3.2$Windows_X86_64 LibreOffice_project/8ca8d55c161d602844f5428fa4b58097424e324e</meta:generator>
    <meta:document-statistic meta:object-count="9"/>
  </office:meta>
</office:document-meta>
</file>